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0.945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10.64cm"/>
    </style:style>
    <style:style style:name="Table6.B" style:family="table-column">
      <style:table-column-properties style:column-width="3.175cm"/>
    </style:style>
    <style:style style:name="Table6.C" style:family="table-column">
      <style:table-column-properties style:column-width="2.533cm"/>
    </style:style>
    <style:style style:name="Table6.D" style:family="table-column">
      <style:table-column-properties style:column-width="2.452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10.791cm"/>
    </style:style>
    <style:style style:name="Table7.B" style:family="table-column">
      <style:table-column-properties style:column-width="3.175cm"/>
    </style:style>
    <style:style style:name="Table7.C" style:family="table-column">
      <style:table-column-properties style:column-width="2.551cm"/>
    </style:style>
    <style:style style:name="Table7.D" style:family="table-column">
      <style:table-column-properties style:column-width="2.381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543cm"/>
    </style:style>
    <style:style style:name="Table8.B3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1f02e32" officeooo:paragraph-rsid="01f02e3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44pt" fo:font-weight="bold" officeooo:rsid="01d5cef6" officeooo:paragraph-rsid="01da414a" style:font-size-asian="44pt" style:font-weight-asian="bold" style:font-name-complex="Lucida Sans" style:font-size-complex="44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officeooo:paragraph-rsid="0199990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dfadb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ef1c37" style:font-size-asian="8.5pt" style:font-weight-asian="bold" style:font-name-complex="Lucida Sans" style:font-size-complex="8.5pt" style:font-weight-complex="bold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text-properties fo:font-size="2pt" officeooo:paragraph-rsid="0199990e" style:font-size-asian="1.75pt" style:font-size-complex="2pt"/>
    </style:style>
    <style:style style:name="P22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rsid="01d3dd84" officeooo:paragraph-rsid="01d3dd84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e05473" style:font-size-asian="10pt" style:font-name-complex="Lucida Sans" style:font-size-complex="10pt"/>
    </style:style>
    <style:style style:name="P24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ec2dfb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3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ec2dfb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4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8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0.004cm" fo:font-style="normal" style:text-underline-style="none" fo:font-weight="normal" officeooo:rsid="008d5048" officeooo:paragraph-rsid="01da27c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d8297f" style:font-size-asian="8pt" style:font-style-asian="normal" style:font-name-complex="Lucida Sans" style:font-size-complex="8pt" style:font-style-complex="normal"/>
    </style:style>
    <style:style style:name="P5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9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07cm" fo:font-style="normal" fo:font-weight="normal" officeooo:rsid="00170d31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7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0.004cm" fo:font-style="normal" fo:font-weight="normal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221f1f" style:text-position="-5% 100%" style:font-name="Lucida Sans" fo:font-size="9pt" fo:letter-spacing="-0.018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fo:letter-spacing="-0.007cm" fo:font-style="normal" officeooo:rsid="01e1c42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style:font-name-complex="Lucida Sans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letter-spacing="-0.007cm"/>
    </style:style>
    <style:style style:name="T27" style:family="text">
      <style:text-properties fo:letter-spacing="-0.007cm" fo:font-style="normal" officeooo:rsid="001c3d3e" style:font-style-asian="normal" style:font-style-complex="normal"/>
    </style:style>
    <style:style style:name="T28" style:family="text">
      <style:text-properties fo:letter-spacing="-0.007cm" fo:font-style="normal" officeooo:rsid="000f4c70" style:font-style-asian="normal" style:font-style-complex="normal"/>
    </style:style>
    <style:style style:name="T29" style:family="text">
      <style:text-properties fo:letter-spacing="-0.007cm" officeooo:rsid="003bb9d8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9cm"/>
    </style:style>
    <style:style style:name="T32" style:family="text">
      <style:text-properties fo:letter-spacing="-0.016cm"/>
    </style:style>
    <style:style style:name="T3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7" style:family="text">
      <style:text-properties style:text-position="-5% 100%" fo:font-size="9pt" fo:letter-spacing="-0.012cm" style:font-size-asian="9pt" style:font-size-complex="9pt"/>
    </style:style>
    <style:style style:name="T3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style:text-position="-6% 100%" fo:font-style="normal" style:font-style-asian="normal" style:font-style-complex="normal"/>
    </style:style>
    <style:style style:name="T40" style:family="text">
      <style:text-properties fo:color="#000000" fo:letter-spacing="-0.007cm" fo:font-style="normal" style:font-style-asian="normal" style:font-style-complex="normal"/>
    </style:style>
    <style:style style:name="T41" style:family="text">
      <style:text-properties fo:color="#000000" fo:letter-spacing="-0.007cm" fo:font-style="normal" officeooo:rsid="00105b3d" style:font-style-asian="normal" style:font-style-complex="normal"/>
    </style:style>
    <style:style style:name="T4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officeooo:rsid="000edb90"/>
    </style:style>
    <style:style style:name="T45" style:family="text">
      <style:text-properties fo:letter-spacing="0.00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&lt;for each=&quot;page in get_report_page(o.order_line,12,var_control_name='name', var_control_length=50,var_control_first_double='true',quantity_copie=o.company_id.quantity_copy_invoice)&quot;&gt;">For each page</text:text-input></text:p>
      <text:p text:style-name="P35"/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/>
          </table:table-cell>
          <table:table-cell table:style-name="Table3.B1" table:number-columns-spanned="2" office:value-type="string">
            <text:p text:style-name="P10">R</text:p>
          </table:table-cell>
          <table:covered-table-cell/>
          <table:table-cell table:style-name="Table3.D1" office:value-type="string">
            <text:p text:style-name="P22">Remito</text:p>
            <text:p text:style-name="P24"><text:span text:style-name="T26">Nº: </text:span><text:span text:style-name="T29"><text:text-input text:description="&lt;o.name&gt;">name</text:text-input></text:span></text:p>
            <text:p text:style-name="P25"><text:span text:style-name="T10">Fecha </text:span><text:span text:style-name="T11">Confirmación</text:span><text:span text:style-name="T13">: </text:span><text:span text:style-name="T13"><text:text-input text:description="&lt;formatLang(o.confirmation_date,date='true')&gt;">DD/MM/YYYY</text:text-input></text:span></text:p>
            <text:p text:style-name="P23"><text:span text:style-name="T30"><text:text-input text:description="&lt;if test=&quot;keys.get('print_page_number')&quot;&gt;">IF2</text:text-input></text:span><text:span text:style-name="T28">Hoja</text:span> Nº: <text:page-number text:select-page="current">1</text:page-number>/<text:page-count>2</text:page-count> <text:span text:style-name="T30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9"/>
            <text:p text:style-name="P40"><text:placeholder text:placeholder-type="text">&lt;company.report_company_name or company.name&gt;</text:placeholder></text:p>
            <text:p text:style-name="P41"><text:span text:style-name="T33"><text:placeholder text:placeholder-type="text">&lt;company.partner_id.street&gt;</text:placeholder></text:span><text:span text:style-name="T33"><text:s/>(</text:span><text:span text:style-name="T33"><text:placeholder text:placeholder-type="text">&lt;company.partner_id.zip&gt;</text:placeholder></text:span><text:span text:style-name="T33">)</text:span></text:p>
            <text:p text:style-name="P45"><text:span text:style-name="T34"><text:placeholder text:placeholder-type="text">&lt;company.partner_id.city&gt;</text:placeholder></text:span><text:span text:style-name="T34"><text:s/>- </text:span><text:span text:style-name="T34"><text:placeholder text:placeholder-type="text">&lt;company.partner_id.state_id.name&gt;</text:placeholder></text:span><text:span text:style-name="T34"><text:s/>- </text:span><text:span text:style-name="T34"><text:placeholder text:placeholder-type="text">&lt;company.partner_id.country_id.name&gt;</text:placeholder></text:span></text:p>
            <text:p text:style-name="P45"><text:span text:style-name="T34">Tel: </text:span><text:span text:style-name="T34"><text:placeholder text:placeholder-type="text">&lt;company.partner_id.phone&gt;</text:placeholder></text:span></text:p>
            <text:p text:style-name="P49"><text:span text:style-name="T39">I.V.A.: </text:span><text:span text:style-name="T34"><text:placeholder text:placeholder-type="text">&lt;company.partner_id.afip_responsability_type_id.name&gt;</text:placeholder></text:span></text:p>
            <text:p text:style-name="P46"><text:placeholder text:placeholder-type="text">&lt;company.partner_id.email&gt;</text:placeholder><text:s/><text:placeholder text:placeholder-type="text">&lt;company.website&gt;</text:placeholder></text:p>
          </table:table-cell>
          <table:covered-table-cell/>
          <table:table-cell table:style-name="Table3.C2" table:number-columns-spanned="2" office:value-type="string">
            <text:p text:style-name="P32"/>
            <text:p text:style-name="P29"><text:span text:style-name="T41">Ing. Brutos</text:span>: <text:text-input text:description="&lt;company.partner_id.gross_income_number&gt;">EXENTO</text:text-input></text:p>
            <text:p text:style-name="P30"><text:span text:style-name="T42">Inicio de actividades</text:span><text:span text:style-name="T40">: </text:span><text:span text:style-name="T40"><text:text-input text:description="&lt;if test=&quot;company.partner_id.start_date&quot;&gt;">If</text:text-input></text:span><text:span text:style-name="T40"><text:text-input text:description="&lt;formatLang(company.partner_id.start_date,date='true')&gt;">DD/MM/YYYY</text:text-input></text:span><text:span text:style-name="T40"><text:text-input text:description="&lt;/if&gt;">/if</text:text-input></text:span></text:p>
          </table:table-cell>
          <table:covered-table-cell/>
        </table:table-row>
      </table:table>
      <text:p text:style-name="P2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<text:span text:style-name="T14">Cliente</text:span><text:span text:style-name="T16">:</text:span><text:span text:style-name="T17"> </text:span><text:span text:style-name="T1"><text:placeholder text:placeholder-type="text">&lt;o.partner_id.commercial_partner_id.name&gt;</text:placeholder></text:span></text:p>
            <text:p text:style-name="P51"/>
            <text:p text:style-name="Standard"><text:span text:style-name="T5">Dirección</text:span><text:span text:style-name="T3">:</text:span><text:span text:style-name="T4"><text:placeholder text:placeholder-type="text">&lt;o.partner_shipping_id.parent_id.name&gt;</text:placeholder></text:span><text:span text:style-name="T3"> - </text:span><text:span text:style-name="T4"><text:placeholder text:placeholder-type="text">&lt;partner_address(o.partner_shipping_id)&gt;</text:placeholder></text:span></text:p>
            <text:p text:style-name="P48"/>
            <text:p text:style-name="P42"><text:span text:style-name="T23">Cond IVA</text:span><text:span text:style-name="T24">:</text:span><text:span text:style-name="T25"> </text:span><text:span text:style-name="T4"><text:placeholder text:placeholder-type="text">&lt;o.partner_id.afip_responsability_type_id.name&gt;</text:placeholder></text:span></text:p>
            <text:p text:style-name="P44"/>
            <text:p text:style-name="P47"><text:span text:style-name="T35"><text:text-input text:description="&lt;o.partner_id.commercial_partner_id.main_id_category_id.code&gt;">CUIT</text:text-input></text:span><text:span text:style-name="T36">:</text:span><text:span text:style-name="T37"> 20-22222222-3</text:span></text:p>
          </table:table-cell>
          <table:table-cell table:style-name="Table4.B1" office:value-type="string">
            <text:p text:style-name="P26"><text:span text:style-name="T15">Teléfono</text:span><text:span text:style-name="T16">:</text:span><text:span text:style-name="T17"> </text:span><text:span text:style-name="T1"><text:placeholder text:placeholder-type="text">&lt;o.partner_id.commercial_partner_id.phone&gt;</text:placeholder></text:span></text:p>
            <text:p text:style-name="P51"/>
            <text:p text:style-name="P31"><text:span text:style-name="T15">Mail</text:span><text:span text:style-name="T16">:</text:span><text:span text:style-name="T17"> </text:span><text:span text:style-name="T1"><text:placeholder text:placeholder-type="text">&lt;o.partner_id.commercial_partner_id.email&gt;</text:placeholder></text:span></text:p>
            <text:p text:style-name="P52"/>
            <text:p text:style-name="P14"><text:span text:style-name="T6">Comercial</text:span><text:span text:style-name="T8">:</text:span><text:span text:style-name="T9"> </text:span><text:span text:style-name="T7"><text:text-input text:description="&lt;o.user_id.name&gt;">Roberto Ramirez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<text:span text:style-name="T44">Fecha del Pedido</text:span><text:span text:style-name="T45">: </text:span><text:span text:style-name="T45"><text:text-input text:description="&lt;formatLang(o.date_order,date='true')&gt;">DD/MM/YYYY</text:text-input></text:span></text:p>
            <text:p text:style-name="P50"/>
          </table:table-cell>
          <table:table-cell table:style-name="Table5.B1" office:value-type="string">
            <text:p text:style-name="P26"><text:span text:style-name="T18">Doc. Origen</text:span><text:span text:style-name="T21">:</text:span><text:span text:style-name="T22"> </text:span><text:span text:style-name="T19"><text:text-input text:description="&lt;o.origin&gt;">R1231231 – R1231321</text:text-input></text:span></text:p>
            <text:p text:style-name="P31"><text:span text:style-name="T20">Referencia: </text:span><text:span text:style-name="T2"><text:placeholder text:placeholder-type="text">&lt;o.client_order_ref&gt;</text:placeholder></text:span></text:p>
          </table:table-cell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Precio Unitario</text:p>
          </table:table-cell>
          <table:table-cell table:style-name="Table6.A1" office:value-type="string">
            <text:p text:style-name="P1">Cantidad</text:p>
          </table:table-cell>
          <table:table-cell table:style-name="Table6.D1" office:value-type="string">
            <text:p text:style-name="P1">Total</text:p>
          </table:table-cell>
        </table:table-row>
      </table:table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34"><text:text-input text:description="&lt;for each=&quot;line in page['line_ids']&quot;&gt;">For each line_page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36"><text:placeholder text:placeholder-type="text">&lt;line.name &gt;</text:placeholder></text:p>
          </table:table-cell>
          <table:table-cell table:style-name="Table7.A2" office:value-type="string">
            <text:p text:style-name="P37"><text:text-input text:description="&lt;formatLang(line.price_unit)&gt;">25,45</text:text-input></text:p>
          </table:table-cell>
          <table:table-cell table:style-name="Table7.A2" office:value-type="string">
            <text:p text:style-name="P27"><text:span text:style-name="T12"><text:text-input text:description="&lt;formatLang(line.product_uom_qty)&gt;">25,45</text:text-input></text:span><text:span text:style-name="T12"><text:s/></text:span><text:span text:style-name="T12"><text:text-input text:description="&lt;line.product_uom.name&gt;">kgs.</text:text-input></text:span></text:p>
          </table:table-cell>
          <table:table-cell table:style-name="Table7.A2" office:value-type="string">
            <text:p text:style-name="P28"><text:text-input text:description="&lt;formatLang(line.price_subtotal)&gt;">25,45</text:text-input></text:p>
          </table:table-cell>
        </table:table-row>
        <table:table-row table:style-name="Table7.3">
          <table:table-cell table:style-name="Table7.A1" table:number-columns-spanned="2" office:value-type="string">
            <text:p text:style-name="P33"><text:text-input text:description="&lt;/for&gt;">End For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2"><text:text-input text:description="&lt;if test=&quot;page['complete_list']!=''&quot;&gt;">IF2</text:text-input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38"><text:placeholder text:placeholder-type="text">&lt;page['complete_list']&gt;</text:placeholder></text:p>
          </table:table-cell>
          <table:table-cell table:style-name="Table7.A1" office:value-type="string">
            <text:p text:style-name="P38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table:number-columns-spanned="2" office:value-type="string">
            <text:p text:style-name="P13"><text:span text:style-name="T38"><text:s/></text:span><text:span text:style-name="T43"><text:text-input text:description="&lt;/if&gt;">&lt;/if&gt;</text:text-input></text:span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1"/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3" office:value-type="string">
            <text:p text:style-name="P54"/>
            <text:p text:style-name="P54"/>
          </table:table-cell>
          <table:table-cell table:style-name="Table8.B1" office:value-type="string">
            <text:p text:style-name="P55"><text:span text:style-name="T27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6"/>
          </table:table-cell>
          <table:table-cell table:style-name="Table8.C2" office:value-type="string">
            <text:p text:style-name="P15">Base</text:p>
          </table:table-cell>
          <table:table-cell table:style-name="Table8.D2" office:value-type="string">
            <text:p text:style-name="P1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5"><text:span text:style-name="T27">TOTAL</text:span><text:span text:style-name="T31"> </text:span><text:span text:style-name="T32"><text:text-input text:description="&lt;o.currency_id.symbol&gt;">USD</text:text-input></text:span></text:p>
          </table:table-cell>
          <table:table-cell table:style-name="Table8.C3" office:value-type="string">
            <text:p text:style-name="P57"/>
          </table:table-cell>
          <table:table-cell table:style-name="Table8.D3" office:value-type="string">
            <text:p text:style-name="P19"><text:text-input text:description="&lt;formatLang(get_subtotal(page['previus_list_page'],'price_subtotal'))&gt;">99.999,99</text:text-input></text:p>
          </table:table-cell>
        </table:table-row>
        <table:table-row table:style-name="Table8.3">
          <table:table-cell table:style-name="Table8.A4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</table:table>
      <text:p text:style-name="P59"><text:tab/></text:p>
      <text:p text:style-name="P17"/>
      <text:p text:style-name="P8"><text:s/><text:text-input text:description="&lt;if test=&quot;page['new_page']==1&quot;&gt;">IF2</text:text-input></text:p>
      <text:p text:style-name="P16"/>
      <text:p text:style-name="P7"><text:text-input text:description="&lt;/if&gt;">&lt;/if&gt;</text:text-input></text:p>
      <text:p text:style-name="P59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30T15:37:38.334131587</dc:date>
    <meta:editing-duration>P3DT9H35M41S</meta:editing-duration>
    <meta:editing-cycles>671</meta:editing-cycles>
    <meta:generator>LibreOffice/6.0.7.3$Linux_X86_64 LibreOffice_project/00m0$Build-3</meta:generator>
    <meta:document-statistic meta:table-count="6" meta:image-count="0" meta:object-count="0" meta:page-count="2" meta:paragraph-count="47" meta:word-count="157" meta:character-count="1165" meta:non-whitespace-character-count="1109"/>
  </office:meta>
</office:document-meta>
</file>